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9cm" svg:x="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3cm" svg:y="4cm">
          <text:p text:style-name="P1">rts.m</text:p>
          <draw:enhanced-geometry svg:viewBox="0 0 21600 21600" draw:glue-points="10800 0 0 10800 10800 21600 21600 10800" draw:text-areas="0 0 21600 ?f11" draw:type="paper" draw:modifiers="16224.28785607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2.5cm" svg:height="1.5cm" svg:x="3cm" svg:y="7cm">
          <text:p text:style-name="P1">rts.net</text:p>
          <draw:enhanced-geometry svg:viewBox="0 0 21600 21600" draw:glue-points="10800 0 0 10800 10800 21600 21600 10800" draw:text-areas="0 0 21600 ?f11" draw:type="paper" draw:modifiers="16224.28785607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3.5cm" svg:height="2cm" svg:x="7cm" svg:y="3.5cm">
          <text:p text:style-name="P1">Read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5.5cm" svg:y="6.5cm">
          <text:p text:style-name="P1">Batch</text:p>
          <text:p text:style-name="P1">Simul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7cm" svg:y="6.5cm">
          <text:p text:style-name="P1">Read</text:p>
          <text:p text:style-name="P1">Probability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3cm" svg:height="2cm" svg:x="11.5cm" svg:y="6.5cm">
          <text:p text:style-name="P1">Make</text:p>
          <text:p text:style-name="P1">Outag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cm" svg:x="2cm" svg:y="1cm">
          <text:p text:style-name="P1">BatchS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4cm" svg:height="2cm" svg:x="1.5cm" svg:y="9.5cm">
          <text:p text:style-name="P1">NumOut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2cm" svg:x="15.5cm" svg:y="9.5cm">
          <text:p text:style-name="P1">Save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15.5cm" svg:y="13cm">
          <text:p text:style-name="P1">rts.bch</text:p>
          <draw:enhanced-geometry svg:viewBox="0 0 21600 21600" draw:glue-points="10800 0 0 10800 10800 21600 21600 10800" draw:text-areas="0 0 21600 ?f11" draw:type="paper" draw:modifiers="16224.28785607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1" draw:layer="layout" svg:x1="5.5cm" svg:y1="4.5cm" svg:x2="7cm" svg:y2="4.5cm">
          <text:p/>
        </draw:line>
        <draw:line draw:style-name="gr4" draw:text-style-name="P1" draw:layer="layout" svg:x1="5.5cm" svg:y1="7.5cm" svg:x2="7cm" svg:y2="7.5cm">
          <text:p/>
        </draw:line>
        <draw:line draw:style-name="gr4" draw:text-style-name="P1" draw:layer="layout" svg:x1="10.5cm" svg:y1="7.5cm" svg:x2="11.5cm" svg:y2="7.5cm">
          <text:p/>
        </draw:line>
        <draw:line draw:style-name="gr4" draw:text-style-name="P1" draw:layer="layout" svg:x1="14.5cm" svg:y1="7.5cm" svg:x2="15.5cm" svg:y2="7.5cm">
          <text:p/>
        </draw:line>
        <draw:line draw:style-name="gr4" draw:text-style-name="P1" draw:layer="layout" svg:x1="17cm" svg:y1="8.5cm" svg:x2="17cm" svg:y2="9.5cm">
          <text:p/>
        </draw:line>
        <draw:frame draw:style-name="gr5" draw:layer="layout" svg:width="2.686cm" svg:height="0.962cm" svg:x="17.314cm" svg:y="3.5cm">
          <draw:text-box>
            <text:p>Stage 1</text:p>
          </draw:text-box>
        </draw:frame>
        <draw:line draw:style-name="gr4" draw:text-style-name="P1" draw:layer="layout" svg:x1="17cm" svg:y1="11.5cm" svg:x2="17cm" svg:y2="13cm">
          <text:p/>
        </draw:line>
        <draw:connector draw:style-name="gr6" draw:text-style-name="P1" draw:layer="layout" svg:x1="5.5cm" svg:y1="10.5cm" svg:x2="13cm" svg:y2="8.5cm" draw:start-shape="id1" draw:start-glue-point="10" draw:end-shape="id2" draw:end-glue-point="2" svg:d="m5500 10500h7500v-2000">
          <text:p/>
        </draw:connector>
        <draw:line draw:style-name="gr4" draw:text-style-name="P1" draw:layer="layout" svg:x1="17cm" svg:y1="2cm" svg:x2="17cm" svg:y2="6.5cm">
          <text:p/>
        </draw:line>
        <draw:line draw:style-name="gr4" draw:text-style-name="P1" draw:layer="layout" svg:x1="16.5cm" svg:y1="4.5cm" svg:x2="16.5cm" svg:y2="6.5cm">
          <text:p/>
        </draw:line>
        <draw:line draw:style-name="gr7" draw:text-style-name="P1" draw:layer="layout" svg:x1="10.5cm" svg:y1="4.5cm" svg:x2="16.5cm" svg:y2="4.5cm">
          <text:p/>
        </draw:line>
        <draw:line draw:style-name="gr7" draw:text-style-name="P1" draw:layer="layout" svg:x1="17cm" svg:y1="2cm" svg:x2="5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Brooks</meta:initial-creator>
    <meta:creation-date>2010-09-01T10:21:17</meta:creation-date>
    <dc:date>2010-09-01T10:32:23</dc:date>
    <dc:creator>James Brooks</dc:creator>
    <meta:editing-duration>PT00H11M13S</meta:editing-duration>
    <meta:editing-cycles>1</meta:editing-cycles>
    <meta:document-statistic meta:object-count="23"/>
    <meta:generator>OpenOffice.org/3.2$Linux OpenOffice.org_project/320m12$Build-9483</meta:generator>
  </office:meta>
</office:document-meta>
</file>